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241f9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241f9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فَلَق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</text:span><text:bookmark-start text:name="__DdeLink__1680_4244071338"/><text:span text:style-name="T3"> </text:span><text:span text:style-name="T2">قُــلَ اَعُوذُ بِرَبِّ </text:span><text:span text:style-name="T5">۱</text:span><text:span text:style-name="T2">لْفَلَقِ </text:span><text:span text:style-name="T3">(1)</text:span><text:span text:style-name="T2"> مِن شَرّۣ مَا خَلَقَ </text:span><text:span text:style-name="T3">(2)</text:span><text:span text:style-name="T2"> وَمِن شَرّۣ غَاسِقٖ اِذَا وَقَبَ </text:span><text:span text:style-name="T3">(3)</text:span><text:span text:style-name="T2"> وَمِن شَرّۣ </text:span><text:span text:style-name="T5">۱</text:span><text:span text:style-name="T2">لنَّفَّـٰثَـٰتِ فِى </text:span><text:span text:style-name="T5">۱</text:span><text:span text:style-name="T2">لْعُقَدِ </text:span><text:span text:style-name="T3">(4)</text:span><text:span text:style-name="T2"> وَمِن شَرّۣ حَاسِدٖ اِذَا حَسَدَ </text:span><text:span text:style-name="T3">(5)</text:span><text:span text:style-name="T2"> </text:span><text:bookmark-end text:name="__DdeLink__1680_42440713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52:14.543770322</meta:creation-date>
    <dc:date>2025-03-06T08:48:12.533835923</dc:date>
    <meta:editing-duration>PT4M28S</meta:editing-duration>
    <meta:editing-cycles>2</meta:editing-cycles>
    <meta:generator>LibreOffice/24.8.2.1$Linux_X86_64 LibreOffice_project/0f794b6e29741098670a3b95d60478a65d05ef13</meta:generator>
    <meta:document-statistic meta:table-count="0" meta:image-count="0" meta:object-count="0" meta:page-count="1" meta:paragraph-count="2" meta:word-count="34" meta:character-count="154" meta:non-whitespace-character-count="121"/>
  </office:meta>
</office:document-meta>
</file>